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CMR10" fo:font-size="10pt" style:font-size-asian="10pt"/>
    </style:style>
    <style:style style:name="T2" style:family="text">
      <style:text-properties officeooo:rsid="00028fc5"/>
    </style:style>
    <style:style style:name="T3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lliam Frank</text:p>
      <text:p text:style-name="Standard">3/20/19</text:p>
      <text:p text:style-name="Standard">HW7: Policy Search</text:p>
      <text:p text:style-name="Standard"/>
      <text:list xml:id="list3994689553" text:style-name="L1">
        <text:list-item>
          <text:p text:style-name="P1">Compute a closed form solution for g(s<text:span text:style-name="T3">0</text:span>; a). <text:span text:style-name="T2">Why does this lead to a sensible update for gradient ascent?</text:span></text:p>
        </text:list-item>
      </text:list>
      <text:p text:style-name="Standard"/>
      <text:p text:style-name="Standard"/>
      <text:list xml:id="list163840740779716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9-03-17T16:38:38.799000000</dc:date>
    <meta:editing-duration>PT13M</meta:editing-duration>
    <meta:editing-cycles>3</meta:editing-cycles>
    <meta:document-statistic meta:table-count="0" meta:image-count="0" meta:object-count="0" meta:page-count="1" meta:paragraph-count="5" meta:word-count="27" meta:character-count="147" meta:non-whitespace-character-count="126"/>
  </office:meta>
</office:document-meta>
</file>